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/>
          <table:table-cell table:style-name="ce1" office:value-type="float" office:value="0.00000270218228" calcext:value-type="float">
            <text:p>2.70E-06</text:p>
          </table:table-cell>
          <table:table-cell table:style-name="ce1" office:value-type="float" office:value="0.00000840775062" calcext:value-type="float">
            <text:p>8.41E-06</text:p>
          </table:table-cell>
          <table:table-cell table:number-columns-repeated="2"/>
          <table:table-cell table:formula="of:=[.B3]/[.B$6]" office:value-type="float" office:value="0.214166195140233" calcext:value-type="float">
            <text:p>0.214166195140233</text:p>
          </table:table-cell>
          <table:table-cell table:formula="of:=[.C3]/[.C$6]" office:value-type="float" office:value="0.913457219617295" calcext:value-type="float">
            <text:p>0.913457219617295</text:p>
          </table:table-cell>
          <table:table-cell table:number-columns-repeated="2"/>
          <table:table-cell table:formula="of:=[.G3]*[.G3]+[.F3]*[.F3]" office:value-type="float" office:value="0.880271251211802" calcext:value-type="float">
            <text:p>0.880271251211802</text:p>
          </table:table-cell>
        </table:table-row>
        <table:table-row table:style-name="ro1">
          <table:table-cell/>
          <table:table-cell table:style-name="ce1" office:value-type="float" office:value="0.0000123244669" calcext:value-type="float">
            <text:p>1.23E-05</text:p>
          </table:table-cell>
          <table:table-cell table:style-name="ce1" office:value-type="float" office:value="-0.00000374555699" calcext:value-type="float">
            <text:p>-3.75E-06</text:p>
          </table:table-cell>
          <table:table-cell table:number-columns-repeated="2"/>
          <table:table-cell table:formula="of:=[.B4]/[.B$6]" office:value-type="float" office:value="0.976797236308107" calcext:value-type="float">
            <text:p>0.976797236308107</text:p>
          </table:table-cell>
          <table:table-cell table:formula="of:=[.C4]/[.C$6]" office:value-type="float" office:value="-0.406934771098566" calcext:value-type="float">
            <text:p>-0.40693477109856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QRT([.B3]*[.B3]+[.B4]*[.B4])" office:value-type="float" office:value="0.0000126172213043737" calcext:value-type="float">
            <text:p>1.26172213043737E-05</text:p>
          </table:table-cell>
          <table:table-cell table:formula="of:=SQRT([.C3]*[.C3]+[.C4]*[.C4])" office:value-type="float" office:value="0.00000920431788094307" calcext:value-type="float">
            <text:p>9.20431788094307E-06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ACOS([.F3])" office:value-type="float" office:value="1.35495818794531" calcext:value-type="float">
            <text:p>1.35495818794531</text:p>
          </table:table-cell>
          <table:table-cell table:formula="of:=ASIN([.G3])" office:value-type="float" office:value="1.15170041772112" calcext:value-type="float">
            <text:p>1.151700417721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SIN([.F4])" office:value-type="float" office:value="1.35495818794531" calcext:value-type="float">
            <text:p>1.35495818794531</text:p>
          </table:table-cell>
          <table:table-cell table:formula="of:=ACOS(-[.G4])" office:value-type="float" office:value="1.15170041772112" calcext:value-type="float">
            <text:p>1.1517004177211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7]/2" office:value-type="float" office:value="0.677479093972653" calcext:value-type="float">
            <text:p>0.677479093972653</text:p>
          </table:table-cell>
          <table:table-cell table:formula="of:=[.G7]/2" office:value-type="float" office:value="0.575850208860562" calcext:value-type="float">
            <text:p>0.57585020886056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8]/2" office:value-type="float" office:value="0.677479093972653" calcext:value-type="float">
            <text:p>0.677479093972653</text:p>
          </table:table-cell>
          <table:table-cell table:formula="of:=[.G8]/2" office:value-type="float" office:value="0.575850208860562" calcext:value-type="float">
            <text:p>0.575850208860562</text:p>
          </table:table-cell>
          <table:table-cell/>
          <table:table-cell table:formula="of:=DEGREES([.F11])" office:value-type="float" office:value="38.8166927929799" calcext:value-type="float">
            <text:p>38.8166927929799</text:p>
          </table:table-cell>
          <table:table-cell table:formula="of:=DEGREES([.G11])" office:value-type="float" office:value="32.9937865994372" calcext:value-type="float">
            <text:p>32.9937865994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3:21:10.928197684</meta:creation-date>
    <dc:date>2020-06-23T20:27:29.892314309</dc:date>
    <meta:editing-duration>PT3H54M58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